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1.001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01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9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28.8cm" svg:y="8.4cm">
          <text:p text:style-name="P1"><text:span text:style-name="T1">Finir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2.8cm" svg:y1="8.9cm" svg:x2="33.8cm" svg:y2="8.9cm">
          <text:p/>
        </draw:line>
        <draw:line draw:style-name="gr2" draw:text-style-name="P3" draw:layer="layout" svg:x1="27.8cm" svg:y1="8.6cm" svg:x2="28.8cm" svg:y2="8.6cm">
          <text:p/>
        </draw:line>
        <draw:line draw:style-name="gr2" draw:text-style-name="P3" draw:layer="layout" svg:x1="27.8cm" svg:y1="9.2cm" svg:x2="28.8cm" svg:y2="9.2cm">
          <text:p/>
        </draw:lin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2.8cm" svg:y="11.3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6.8cm" svg:y1="11.8cm" svg:x2="27.8cm" svg:y2="11.8cm">
          <text:p/>
        </draw:line>
        <draw:line draw:style-name="gr2" draw:text-style-name="P3" draw:layer="layout" svg:x1="21.8cm" svg:y1="11.5cm" svg:x2="22.8cm" svg:y2="11.5cm">
          <text:p/>
        </draw:line>
        <draw:line draw:style-name="gr2" draw:text-style-name="P3" draw:layer="layout" svg:x1="21.8cm" svg:y1="12.1cm" svg:x2="22.8cm" svg:y2="12.1cm">
          <text:p/>
        </draw:line>
        <draw:custom-shape draw:style-name="gr1" draw:text-style-name="P2" xml:id="id7" draw:id="id7" draw:layer="layout" svg:width="4cm" svg:height="1cm" svg:x="18.8cm" svg:y="14.3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32.8cm" svg:y="11.3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cm" svg:y1="11.8cm" svg:x2="38cm" svg:y2="11.8cm">
          <text:p/>
        </draw:line>
        <draw:line draw:style-name="gr2" draw:text-style-name="P3" draw:layer="layout" svg:x1="31.8cm" svg:y1="11.5cm" svg:x2="32.8cm" svg:y2="11.5cm">
          <text:p/>
        </draw:line>
        <draw:line draw:style-name="gr2" draw:text-style-name="P3" draw:layer="layout" svg:x1="31.8cm" svg:y1="12.1cm" svg:x2="32.8cm" svg:y2="12.1cm">
          <text:p/>
        </draw:line>
        <draw:connector draw:style-name="gr3" draw:text-style-name="P3" draw:layer="layout" draw:type="line" svg:x1="30.8cm" svg:y1="9.4cm" svg:x2="24.8cm" svg:y2="11.3cm" draw:start-shape="id4" draw:start-glue-point="2" draw:end-shape="id5" draw:end-glue-point="0" svg:d="M30800 9400l-6000 1900" svg:viewBox="0 0 6001 1901">
          <text:p/>
        </draw:connector>
        <draw:connector draw:style-name="gr3" draw:text-style-name="P3" draw:layer="layout" draw:type="line" svg:x1="30.8cm" svg:y1="9.4cm" svg:x2="34.8cm" svg:y2="11.3cm" draw:start-shape="id4" draw:start-glue-point="2" draw:end-shape="id6" draw:end-glue-point="0" svg:d="M30800 9400l4000 1900" svg:viewBox="0 0 4001 1901">
          <text:p/>
        </draw:connector>
        <draw:custom-shape draw:style-name="gr1" draw:text-style-name="P2" xml:id="id8" draw:id="id8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8cm" svg:y1="12.3cm" svg:x2="20.8cm" svg:y2="14.3cm" draw:start-shape="id5" draw:start-glue-point="2" draw:end-shape="id7" draw:end-glue-point="0" svg:d="M24800 12300l-4000 2000" svg:viewBox="0 0 4001 2001">
          <text:p/>
        </draw:connector>
        <draw:connector draw:style-name="gr3" draw:text-style-name="P3" draw:layer="layout" draw:type="line" svg:x1="24.8cm" svg:y1="12.3cm" svg:x2="30.8cm" svg:y2="14.3cm" draw:start-shape="id5" draw:start-glue-point="2" draw:end-shape="id8" draw:end-glue-point="0" svg:d="M24800 12300l6000 2000" svg:viewBox="0 0 6001 2001">
          <text:p/>
        </draw:connector>
        <draw:custom-shape draw:style-name="gr4" draw:text-style-name="P2" xml:id="id9" draw:id="id9" draw:layer="layout" svg:width="4.5cm" svg:height="1cm" svg:x="28.6cm" svg:y="17.3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8cm" svg:y1="15.3cm" svg:x2="30.85cm" svg:y2="17.3cm" draw:start-shape="id8" draw:start-glue-point="2" draw:end-shape="id9" draw:end-glue-point="0" svg:d="M30800 15300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1cm" svg:height="1.251cm" svg:x="26.2cm" svg:y="8.149cm">
          <draw:text-box>
            <text:p><text:span text:style-name="T2">Couleur</text:span></text:p>
          </draw:text-box>
        </draw:frame>
        <draw:frame draw:style-name="gr7" draw:text-style-name="P4" draw:layer="layout" svg:width="2.3cm" svg:height="1.073cm" svg:x="26cm" svg:y="8.8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073cm" svg:x="33.666cm" svg:y="8.5cm">
          <draw:text-box>
            <text:p><text:span text:style-name="T2">Booléen</text:span></text:p>
          </draw:text-box>
        </draw:frame>
        <draw:frame draw:style-name="gr8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1.934cm" svg:height="1.073cm" svg:x="37.8cm" svg:y="11.392cm">
          <draw:text-box>
            <text:p><text:span text:style-name="T2">Naturel</text:span></text:p>
          </draw:text-box>
        </draw:frame>
        <draw:frame draw:style-name="gr7" draw:text-style-name="P4" draw:layer="layout" svg:width="2.234cm" svg:height="1.073cm" svg:x="30.166cm" svg:y="10.991cm">
          <draw:text-box>
            <text:p><text:span text:style-name="T2">Plateau</text:span></text:p>
          </draw:text-box>
        </draw:frame>
        <draw:frame draw:style-name="gr8" draw:text-style-name="P4" draw:layer="layout" svg:width="1.9cm" svg:height="0.751cm" svg:x="30.1cm" svg:y="11.7cm">
          <draw:text-box>
            <text:p><text:span text:style-name="T2">Couleur</text:span></text:p>
          </draw:text-box>
        </draw:frame>
        <draw:frame draw:style-name="gr6" draw:text-style-name="P4" draw:layer="layout" svg:width="2.234cm" svg:height="1.251cm" svg:x="20cm" svg:y="11.049cm">
          <draw:text-box>
            <text:p><text:span text:style-name="T2">Couleur</text:span></text:p>
          </draw:text-box>
        </draw:frame>
        <draw:frame draw:style-name="gr7" draw:text-style-name="P4" draw:layer="layout" svg:width="2.4cm" svg:height="1.073cm" svg:x="20cm" svg:y="11.8cm">
          <draw:text-box>
            <text:p><text:span text:style-name="T2">Plateau</text:span></text:p>
          </draw:text-box>
        </draw:frame>
        <draw:frame draw:style-name="gr6" draw:text-style-name="P4" draw:layer="layout" svg:width="2.2cm" svg:height="1.251cm" svg:x="27.6cm" svg:y="11.492cm">
          <draw:text-box>
            <text:p><text:span text:style-name="T2">Etat</text:span></text:p>
          </draw:text-box>
        </draw:frame>
        <draw:line draw:style-name="gr2" draw:text-style-name="P3" draw:layer="layout" svg:x1="27.8cm" svg:y1="14.509cm" svg:x2="28.8cm" svg:y2="14.509cm">
          <text:p/>
        </draw:line>
        <draw:line draw:style-name="gr2" draw:text-style-name="P3" draw:layer="layout" svg:x1="27.8cm" svg:y1="15.109cm" svg:x2="28.8cm" svg:y2="15.109cm">
          <text:p/>
        </draw:line>
        <draw:frame draw:style-name="gr7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6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2" draw:text-style-name="P3" draw:layer="layout" svg:x1="27.634cm" svg:y1="17.509cm" svg:x2="28.634cm" svg:y2="17.509cm">
          <text:p/>
        </draw:line>
        <draw:line draw:style-name="gr2" draw:text-style-name="P3" draw:layer="layout" svg:x1="27.634cm" svg:y1="18.109cm" svg:x2="28.634cm" svg:y2="18.109cm">
          <text:p/>
        </draw:line>
        <draw:frame draw:style-name="gr6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7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7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6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7.834cm" svg:y1="14.809cm" svg:x2="18.834cm" svg:y2="14.809cm">
          <text:p/>
        </draw:line>
        <draw:frame draw:style-name="gr9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2" draw:text-style-name="P3" draw:layer="layout" svg:x1="32.8cm" svg:y1="14.809cm" svg:x2="33.8cm" svg:y2="14.809cm">
          <text:p/>
        </draw:line>
        <draw:frame draw:style-name="gr6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2" draw:text-style-name="P3" draw:layer="layout" svg:x1="33.1cm" svg:y1="17.8cm" svg:x2="34.1cm" svg:y2="17.8cm">
          <text:p/>
        </draw:line>
        <draw:frame draw:style-name="gr5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7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2.8cm" svg:y1="14.8cm" svg:x2="23.8cm" svg:y2="14.8cm">
          <text:p/>
        </draw:line>
        <draw:frame draw:style-name="gr6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7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8cm" svg:height="1.249cm" svg:x="13cm" svg:y="3.151cm">
          <draw:text-box>
            <text:p><text:span text:style-name="T2">Procedure (AfficherPlateau)</text:span></text:p>
          </draw:text-box>
        </draw:frame>
        <draw:frame draw:style-name="gr10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8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" draw:text-style-name="P2" xml:id="id10" draw:id="id10" draw:layer="layout" svg:width="4cm" svg:height="1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10" draw:end-glue-point="0" svg:d="M20800 4300l2800 2200" svg:viewBox="0 0 2801 2201">
          <text:p/>
        </draw:connector>
        <draw:connector draw:style-name="gr3" draw:text-style-name="P3" draw:layer="layout" draw:type="line" svg:x1="23.6cm" svg:y1="7.5cm" svg:x2="30.8cm" svg:y2="8.4cm" draw:start-shape="id10" draw:start-glue-point="2" draw:end-shape="id4" draw:end-glue-point="0" svg:d="M23600 7500l7200 900" svg:viewBox="0 0 7201 901">
          <text:p/>
        </draw:connector>
        <draw:connector draw:style-name="gr3" draw:text-style-name="P3" draw:layer="layout" draw:type="line" svg:x1="23.6cm" svg:y1="7.5cm" svg:x2="16cm" svg:y2="9.215cm" draw:start-shape="id10" draw:start-glue-point="2" draw:end-shape="id3" draw:end-glue-point="0" svg:d="M23600 7500l-7600 1715" svg:viewBox="0 0 7601 17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8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0" draw:text-style-name="P4" draw:layer="layout" svg:width="5.5cm" svg:height="1.249cm" svg:x="16.1cm" svg:y="6.351cm">
          <draw:text-box>
            <text:p><text:span text:style-name="T2">Fonction (AfficherPlateau)</text:span></text:p>
          </draw:text-box>
        </draw:frame>
        <draw:frame draw:style-name="gr10" draw:text-style-name="P4" draw:layer="layout" svg:width="5.5cm" svg:height="1.249cm" svg:x="16.1cm" svg:y="6.7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6.1cm" svg:y="7.153cm">
          <draw:text-box>
            <text:p><text:span text:style-name="T2">Fonction (obtenirCoupJ1)</text:span></text:p>
          </draw:text-box>
        </draw:frame>
        <draw:frame draw:style-name="gr8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6.1cm" svg:y="6.753cm">
          <draw:text-box>
            <text:p><text:span text:style-name="T2">Fonction (obtenirCoupJ2)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1-28T17:04:07.472113021</dc:date>
    <meta:editing-duration>PT2H27M</meta:editing-duration>
    <meta:editing-cycles>28</meta:editing-cycles>
    <meta:generator>LibreOffice/6.0.7.3$Linux_X86_64 LibreOffice_project/00m0$Build-3</meta:generator>
    <meta:document-statistic meta:object-count="89"/>
  </office:meta>
</office:document-meta>
</file>